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abelsTable" style:family="table">
      <style:table-properties style:width="8.2681in" table:align="margins" style:may-break-between-rows="false"/>
    </style:style>
    <style:style style:name="LabelsTable.A" style:family="table-column">
      <style:table-column-properties style:column-width="2.7563in" style:rel-column-width="21846*"/>
    </style:style>
    <style:style style:name="LabelsTable.C" style:family="table-column">
      <style:table-column-properties style:column-width="2.7556in" style:rel-column-width="21843*"/>
    </style:style>
    <style:style style:name="LabelsTable.1" style:family="table-row">
      <style:table-row-properties style:min-row-height="1.4174in"/>
    </style:style>
    <style:style style:name="LabelsTable.A1" style:family="table-cell">
      <style:table-cell-properties style:vertical-align="" fo:background-color="transparent" fo:padding="0.0785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fo:margin-top="0.2in" fo:margin-bottom="0in" loext:contextual-spacing="false" fo:text-align="start" style:justify-single-word="false" fo:text-indent="0in" style:auto-text-indent="false" style:shadow="none" text:number-lines="false" text:line-number="0" style:vertical-align="top" style:writing-mode="page">
        <style:tab-stops/>
      </style:paragraph-properties>
      <style:text-properties fo:font-size="11pt" officeooo:rsid="0005bddc" officeooo:paragraph-rsid="0005bddc" style:font-size-asian="11pt" style:font-size-complex="11pt"/>
    </style:style>
    <style:style style:name="P2" style:family="paragraph" style:parent-style-name="Table_20_Contents">
      <style:paragraph-properties fo:margin-left="0in" fo:margin-right="0in" fo:margin-top="0.2in" fo:margin-bottom="0in" loext:contextual-spacing="false" fo:text-align="start" style:justify-single-word="false" fo:text-indent="0in" style:auto-text-indent="false" text:number-lines="false" text:line-number="0" style:vertical-align="top" style:writing-mode="page">
        <style:tab-stops/>
      </style:paragraph-properties>
      <style:text-properties fo:font-size="11pt" style:font-size-asian="11pt" style:font-size-complex="11pt"/>
    </style:style>
    <style:style style:name="P3" style:family="paragraph" style:parent-style-name="Table_20_Contents">
      <style:paragraph-properties fo:margin-left="0in" fo:margin-right="0in" fo:margin-top="0.2in" fo:margin-bottom="0in" loext:contextual-spacing="false" fo:text-align="start" style:justify-single-word="false" fo:text-indent="0in" style:auto-text-indent="false" text:number-lines="false" text:line-number="0" style:vertical-align="top" style:writing-mode="pag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abelsTable" table:style-name="LabelsTable">
        <table:table-column table:style-name="LabelsTable.A" table:number-columns-repeated="2"/>
        <table:table-column table:style-name="LabelsTable.C"/>
        <table:table-row table:style-name="LabelsTable.1">
          <table:table-cell table:style-name="LabelsTable.A1" office:value-type="string">
            <text:p text:style-name="P1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</table:table-row>
        <table:table-row table:style-name="LabelsTable.1"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2"/>
          </table:table-cell>
          <table:table-cell table:style-name="LabelsTable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E</meta:initial-creator>
    <meta:creation-date>2016-09-07T17:20:30.47</meta:creation-date>
    <dc:date>2016-10-11T11:21:14.775404000</dc:date>
    <meta:editing-duration>PT2H58M46S</meta:editing-duration>
    <meta:editing-cycles>31</meta:editing-cycles>
    <meta:generator>LibreOffice/5.2.0.4$MacOSX_X86_64 LibreOffice_project/066b007f5ebcc236395c7d282ba488bca6720265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